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objectwithoutfill">
      <style:graphic-properties draw:stroke="dash" draw:stroke-dash="Long_20_Dot" svg:stroke-color="#000000" draw:fill="none" draw:textarea-vertical-align="middle"/>
    </style:style>
    <style:style style:name="gr3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4" style:family="graphic" style:parent-style-name="objectwithoutfill">
      <style:graphic-properties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75cm" fo:min-width="0cm"/>
    </style:style>
    <style:style style:name="gr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0cm"/>
    </style:style>
    <style:style style:name="gr8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0" style:family="graphic" style:parent-style-name="objectwithoutfill">
      <style:graphic-properties draw:stroke="dash" draw:stroke-dash="Long_20_Dash"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11" style:family="graphic" style:parent-style-name="standard">
      <style:graphic-properties svg:stroke-color="#000000" draw:fill="none" draw:textarea-horizontal-align="left" draw:textarea-vertical-align="top" draw:auto-grow-height="false" fo:min-height="7.5cm" fo:min-width="12.75cm"/>
      <style:paragraph-properties style:writing-mode="lr-tb"/>
    </style:style>
    <style:style style:name="gr12" style:family="graphic" style:parent-style-name="objectwithoutfill">
      <style:graphic-properties svg:stroke-color="#000000" draw:fill="none" draw:textarea-vertical-align="middle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75cm" fo:min-width="0cm"/>
    </style:style>
    <style:style style:name="gr1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5cm" fo:min-width="0cm"/>
    </style:style>
    <style:style style:name="gr15" style:family="graphic" style:parent-style-name="standard">
      <style:graphic-properties svg:stroke-color="#000000" draw:fill="none" draw:textarea-horizontal-align="left" draw:textarea-vertical-align="top" draw:auto-grow-height="false" fo:min-height="3.5cm" fo:min-width="17.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 style:writing-mode="lr-tb"/>
      <style:text-properties fo:font-size="1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start" style:writing-mode="lr-tb"/>
      <style:text-properties fo:font-size="12pt"/>
    </style:style>
    <style:style style:name="P8" style:family="paragraph">
      <loext:graphic-properties draw:fill="none"/>
      <style:paragraph-properties fo:text-align="start"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2cm" svg:y="1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cm">
          <text:p text:style-name="P1"><text:span text:style-name="T1">subscri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cm" svg:y="1cm">
          <text:p text:style-name="P1"><text:span text:style-name="T1">match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cm" svg:y="1cm">
          <text:p text:style-name="P1"><text:span text:style-name="T1">aggreg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2cm" svg:x2="3.5cm" svg:y2="26.94cm">
          <text:p/>
        </draw:line>
        <draw:line draw:style-name="gr3" draw:text-style-name="P3" draw:layer="layout" svg:x1="8.5cm" svg:y1="2cm" svg:x2="8.5cm" svg:y2="26.94cm">
          <text:p/>
        </draw:line>
        <draw:line draw:style-name="gr3" draw:text-style-name="P3" draw:layer="layout" svg:x1="13.5cm" svg:y1="2cm" svg:x2="13.5cm" svg:y2="26.94cm">
          <text:p/>
        </draw:line>
        <draw:line draw:style-name="gr3" draw:text-style-name="P3" draw:layer="layout" svg:x1="18.5cm" svg:y1="2cm" svg:x2="18.5cm" svg:y2="26.94cm">
          <text:p/>
        </draw:line>
        <draw:line draw:style-name="gr4" draw:text-style-name="P4" draw:layer="layout" svg:x1="3.75cm" svg:y1="6.038cm" svg:x2="8.25cm" svg:y2="6.038cm">
          <text:p/>
        </draw:line>
        <draw:custom-shape draw:style-name="gr5" draw:text-style-name="P5" draw:layer="layout" svg:width="0.5cm" svg:height="10cm" svg:x="8.25cm" svg:y="6.038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cm" svg:height="0.75cm" svg:x="3.75cm" svg:y="5.25cm">
          <draw:text-box>
            <text:p><text:span text:style-name="T1">msg (id, md)</text:span></text:p>
          </draw:text-box>
        </draw:frame>
        <draw:custom-shape draw:style-name="gr7" draw:text-style-name="P5" draw:layer="layout" svg:width="0.5cm" svg:height="2cm" svg:x="13.25cm" svg:y="8.03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8.75cm" svg:y1="8.038cm" svg:x2="13.25cm" svg:y2="8.038cm">
          <text:p/>
        </draw:line>
        <draw:frame draw:style-name="gr8" draw:text-style-name="P6" draw:layer="layout" svg:width="4.5cm" svg:height="1.199cm" svg:x="8.75cm" svg:y="6.788cm">
          <draw:text-box>
            <text:p><text:span text:style-name="T1">resolve matchers by next md (k, v) pair</text:span></text:p>
          </draw:text-box>
        </draw:frame>
        <draw:line draw:style-name="gr4" draw:text-style-name="P4" draw:layer="layout" svg:x1="13.5cm" svg:y1="10.038cm" svg:x2="8.75cm" svg:y2="10.038cm">
          <text:p/>
        </draw:line>
        <draw:line draw:style-name="gr4" draw:text-style-name="P4" draw:layer="layout" svg:x1="8.75cm" svg:y1="12.038cm" svg:x2="18.25cm" svg:y2="12.038cm">
          <text:p/>
        </draw:line>
        <draw:frame draw:style-name="gr6" draw:text-style-name="P6" draw:layer="layout" svg:width="4.5cm" svg:height="0.75cm" svg:x="8.75cm" svg:y="9.288cm">
          <draw:text-box>
            <text:p><text:span text:style-name="T1">next matchers page</text:span></text:p>
          </draw:text-box>
        </draw:frame>
        <draw:frame draw:style-name="gr9" draw:text-style-name="P6" draw:layer="layout" svg:width="9.5cm" svg:height="1.25cm" svg:x="8.75cm" svg:y="10.788cm">
          <draw:text-box>
            <text:p><text:span text:style-name="T1">send message id, next page of resolved (matcher, subscriptions) pairs </text:span></text:p>
          </draw:text-box>
        </draw:frame>
        <draw:custom-shape draw:style-name="gr7" draw:text-style-name="P5" draw:layer="layout" svg:width="0.5cm" svg:height="2cm" svg:x="18.25cm" svg:y="12.03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18.25cm" svg:y1="14.038cm" svg:x2="8.75cm" svg:y2="14.038cm">
          <text:p/>
        </draw:line>
        <draw:frame draw:style-name="gr6" draw:text-style-name="P6" draw:layer="layout" svg:width="1.5cm" svg:height="0.75cm" svg:x="9.5cm" svg:y="13.288cm">
          <draw:text-box>
            <text:p><text:span text:style-name="T1">ack</text:span></text:p>
          </draw:text-box>
        </draw:frame>
        <draw:line draw:style-name="gr10" draw:text-style-name="P4" draw:layer="layout" svg:x1="8.25cm" svg:y1="16.038cm" svg:x2="4cm" svg:y2="16.038cm">
          <text:p/>
        </draw:line>
        <draw:frame draw:style-name="gr6" draw:text-style-name="P6" draw:layer="layout" svg:width="1.5cm" svg:height="0.75cm" svg:x="4cm" svg:y="15.288cm">
          <draw:text-box>
            <text:p><text:span text:style-name="T1">done</text:span></text:p>
          </draw:text-box>
        </draw:frame>
        <draw:custom-shape draw:style-name="gr7" draw:text-style-name="P5" draw:layer="layout" svg:width="0.5cm" svg:height="2cm" svg:x="18.25cm" svg:y="18.038cm">
          <text:p/>
          <draw:enhanced-geometry svg:viewBox="0 0 21600 21600" draw:type="rectangle" draw:enhanced-path="M 0 0 L 21600 0 21600 21600 0 21600 0 0 Z N"/>
        </draw:custom-shape>
        <draw:line draw:style-name="gr4" draw:text-style-name="P4" draw:layer="layout" svg:x1="4cm" svg:y1="18.038cm" svg:x2="18.25cm" svg:y2="18.038cm">
          <text:p/>
        </draw:line>
        <draw:frame draw:style-name="gr6" draw:text-style-name="P6" draw:layer="layout" svg:width="13.75cm" svg:height="0.75cm" svg:x="4cm" svg:y="17.288cm">
          <draw:text-box>
            <text:p><text:span text:style-name="T1">query next subscriptions page matched the given message id </text:span></text:p>
          </draw:text-box>
        </draw:frame>
        <draw:line draw:style-name="gr4" draw:text-style-name="P4" draw:layer="layout" svg:x1="18.5cm" svg:y1="20.038cm" svg:x2="4cm" svg:y2="20.038cm">
          <text:p/>
        </draw:line>
        <draw:frame draw:style-name="gr6" draw:text-style-name="P6" draw:layer="layout" svg:width="5.25cm" svg:height="0.75cm" svg:x="4cm" svg:y="19.288cm">
          <draw:text-box>
            <text:p><text:span text:style-name="T1">next subscriptions page</text:span></text:p>
          </draw:text-box>
        </draw:frame>
        <draw:custom-shape draw:style-name="gr11" draw:text-style-name="P8" draw:layer="layout" svg:width="13.25cm" svg:height="7.75cm" svg:x="6cm" svg:y="6.788cm">
          <text:p text:style-name="P7"><text:span text:style-name="T1">loop </text:span></text:p>
          <text:p text:style-name="P7"><text:span text:style-name="T1"/></text:p>
          <text:p text:style-name="P7"><text:span text:style-name="T1">[md (k, v),</text:span></text:p>
          <text:p text:style-name="P7"><text:span text:style-name="T1">matcher <text:s/></text:span></text:p>
          <text:p text:style-name="P7"><text:span text:style-name="T1">pag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6cm" svg:y1="7.5cm" svg:x2="7cm" svg:y2="7.5cm">
          <text:p/>
        </draw:line>
        <draw:line draw:style-name="gr12" draw:text-style-name="P3" draw:layer="layout" svg:x1="7.25cm" svg:y1="7.25cm" svg:x2="7cm" svg:y2="7.5cm">
          <text:p/>
        </draw:line>
        <draw:line draw:style-name="gr12" draw:text-style-name="P3" draw:layer="layout" svg:x1="7.25cm" svg:y1="7.25cm" svg:x2="7.25cm" svg:y2="6.75cm">
          <text:p/>
        </draw:line>
        <draw:custom-shape draw:style-name="gr13" draw:text-style-name="P5" draw:layer="layout" svg:width="0.5cm" svg:height="18cm" svg:x="3.25cm" svg:y="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0.5cm" svg:height="4cm" svg:x="3.5cm" svg:y="16.03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18.25cm" svg:height="3.75cm" svg:x="1cm" svg:y="16.788cm">
          <text:p text:style-name="P7"><text:span text:style-name="T1">loop </text:span></text:p>
          <text:p text:style-name="P7"><text:span text:style-name="T1"/></text:p>
          <text:p text:style-name="P7"><text:span text:style-name="T1">[pag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3" draw:layer="layout" svg:x1="1cm" svg:y1="17.5cm" svg:x2="2cm" svg:y2="17.5cm">
          <text:p/>
        </draw:line>
        <draw:line draw:style-name="gr12" draw:text-style-name="P3" draw:layer="layout" svg:x1="2.25cm" svg:y1="17.25cm" svg:x2="2cm" svg:y2="17.5cm">
          <text:p/>
        </draw:line>
        <draw:line draw:style-name="gr12" draw:text-style-name="P3" draw:layer="layout" svg:x1="2.25cm" svg:y1="17.25cm" svg:x2="2.25cm" svg:y2="16.75cm">
          <text:p/>
        </draw:line>
        <draw:line draw:style-name="gr10" draw:text-style-name="P4" draw:layer="layout" svg:x1="3.25cm" svg:y1="22cm" svg:x2="1cm" svg:y2="22cm">
          <text:p/>
        </draw:line>
        <draw:frame draw:style-name="gr6" draw:text-style-name="P6" draw:layer="layout" svg:width="1.5cm" svg:height="0.75cm" svg:x="1.25cm" svg:y="21.25cm">
          <draw:text-box>
            <text:p><text:span text:style-name="T1">done</text:span></text:p>
          </draw:text-box>
        </draw:frame>
        <draw:line draw:style-name="gr4" draw:text-style-name="P4" draw:layer="layout" svg:x1="1cm" svg:y1="4cm" svg:x2="3.25cm" svg:y2="4cm">
          <text:p/>
        </draw:line>
        <draw:frame draw:style-name="gr6" draw:text-style-name="P6" draw:layer="layout" svg:width="1.5cm" svg:height="0.75cm" svg:x="1.25cm" svg:y="3.25cm">
          <draw:text-box>
            <text:p><text:span text:style-name="T1">ms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9:50:48.862654836</meta:creation-date>
    <dc:date>2022-11-04T13:11:16.403871385</dc:date>
    <meta:editing-duration>PT3H16M25S</meta:editing-duration>
    <meta:editing-cycles>3</meta:editing-cycles>
    <meta:generator>LibreOffice/7.4.2.3$Linux_X86_64 LibreOffice_project/40$Build-3</meta:generator>
    <meta:document-statistic meta:object-count="42"/>
  </office:meta>
</office:document-meta>
</file>